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e2ee3" officeooo:paragraph-rsid="000c6c0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24pt" style:text-underline-style="solid" style:text-underline-width="auto" style:text-underline-color="font-color" fo:font-weight="bold" officeooo:rsid="000e2ee3" officeooo:paragraph-rsid="000c6c0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bold" officeooo:rsid="000e2ee3" officeooo:paragraph-rsid="000c6c0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normal" officeooo:rsid="000e2ee3" officeooo:paragraph-rsid="000c6c06" style:font-size-asian="12.25pt" style:font-weight-asian="normal" style:font-size-complex="14pt" style:font-weight-complex="normal"/>
    </style:style>
    <style:style style:name="T1" style:family="text">
      <style:text-properties officeooo:rsid="000fec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3</text:p>
      <text:p text:style-name="P1"/>
      <text:p text:style-name="P2"/>
      <text:p text:style-name="P3">Q1. Does ANSI recognize the data type DATE?</text:p>
      <text:p text:style-name="P4"/>
      <text:p text:style-name="P4">Ans: Yes, <text:span text:style-name="T1">ANSI recognizes the data type DATE.</text:span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3">Q2. Which subdivision of SQL is used to insert values in tables?</text:p>
      <text:p text:style-name="P3"/>
      <text:p text:style-name="P4">Ans: In SQL, the INSERT statement is used to insert values into tables. It is part of the Data Manipulation Language (DML) subdivision of SQ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0:58:56.584467521</meta:creation-date>
    <dc:date>2023-09-13T22:00:31.576827398</dc:date>
    <meta:editing-duration>PT3M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56" meta:character-count="313" meta:non-whitespace-character-count="260"/>
  </office:meta>
</office:document-meta>
</file>